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9ADEC6B5.png"/>
  <manifest:file-entry manifest:media-type="image/png" manifest:full-path="Pictures/1000020100000010000000105128D0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66cc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0066cc" draw:marker-start="" draw:marker-end="" draw:marker-end-width="0.3cm" draw:textarea-horizontal-align="center" draw:textarea-vertical-align="middle"/>
    </style:style>
    <style:style style:name="gr4" style:family="graphic" style:parent-style-name="standard">
      <style:graphic-properties svg:stroke-color="#0066cc" draw:marker-end="Arrow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1.246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39cm" fo:min-width="7.67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.05cm" fo:min-width="1.91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81cm" fo:min-width="8.327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81cm" fo:min-width="7.387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8cm" fo:min-width="4.5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4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0.3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6cm" fo:min-width="1.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6cm" fo:min-width="1.961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986cm" svg:height="11cm" svg:x="6.24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154cm" svg:x1="9cm" svg:y1="12.669cm" svg:x2="8.405cm" svg:y2="10.881cm" draw:start-shape="id1" draw:start-glue-point="3" draw:end-shape="id2" svg:d="m9000 12669h-1250v-1788h655">
          <text:p/>
        </draw:connector>
        <draw:connector draw:style-name="gr3" draw:text-style-name="P1" draw:layer="layout" draw:line-skew="-0.154cm" svg:x1="9cm" svg:y1="14.58cm" svg:x2="8.405cm" svg:y2="10.881cm" draw:start-shape="id3" draw:start-glue-point="3" draw:end-shape="id2" svg:d="m9000 14580h-1250v-3699h655">
          <text:p/>
        </draw:connector>
        <draw:connector draw:style-name="gr2" draw:text-style-name="P1" draw:layer="layout" svg:x1="13.22cm" svg:y1="10.881cm" svg:x2="11.073cm" svg:y2="9.068cm" draw:start-shape="id2" draw:start-glue-point="1" draw:end-shape="id4" draw:end-glue-point="1" svg:d="m13220 10881h501v-1813h-2648">
          <text:p/>
        </draw:connector>
        <draw:connector draw:style-name="gr4" draw:text-style-name="P1" draw:layer="layout" draw:line-skew="-0.847cm" svg:x1="8.5cm" svg:y1="17.105cm" svg:x2="7.694cm" svg:y2="9.168cm" draw:start-shape="id5" svg:d="m8500 17105h-1500v-7937h694">
          <text:p/>
        </draw:connector>
        <draw:frame draw:style-name="gr5" draw:text-style-name="P2" draw:layer="layout" svg:width="2.516cm" svg:height="0.864cm" svg:x="11.734cm" svg:y="7.477cm">
          <draw:text-box>
            <text:p text:style-name="P2"><text:span text:style-name="T1">System</text:span></text:p>
          </draw:text-box>
        </draw:frame>
        <draw:frame draw:style-name="gr6" draw:text-style-name="P3" draw:id="id5" draw:layer="layout" svg:width="4.655cm" svg:height="2.389cm" svg:x="8.5cm" svg:y="15.911cm">
          <draw:text-box>
            <text:p text:style-name="P3"><text:span text:style-name="T2">MainFeatures</text:span></text:p>
          </draw:text-box>
        </draw:frame>
        <draw:frame draw:style-name="gr7" draw:text-style-name="P4" draw:layer="layout" svg:width="3.655cm" svg:height="1.3cm" svg:x="9.5cm" svg:y="17cm">
          <draw:text-box>
            <text:p text:style-name="P4"><text:span text:style-name="T3">File attachments</text:span></text:p>
          </draw:text-box>
        </draw:frame>
        <draw:frame draw:style-name="gr8" draw:text-style-name="P1" draw:layer="layout" svg:width="0.5cm" svg:height="0.47cm" svg:x="9.775cm" svg:y="17.713cm">
          <draw:image xlink:href="Pictures/1000020100000010000000105128D01E.png" xlink:type="simple" xlink:show="embed" xlink:actuate="onLoad">
            <text:p/>
          </draw:image>
        </draw:frame>
        <draw:frame draw:style-name="gr8" draw:text-style-name="P1" draw:layer="layout" svg:width="0.5cm" svg:height="0.47cm" svg:x="10.947cm" svg:y="17.713cm">
          <draw:image xlink:href="Pictures/1000020100000010000000105128D01E.png" xlink:type="simple" xlink:show="embed" xlink:actuate="onLoad">
            <text:p/>
          </draw:image>
        </draw:frame>
        <draw:frame draw:style-name="gr8" draw:text-style-name="P1" draw:layer="layout" svg:width="0.5cm" svg:height="0.47cm" svg:x="12.177cm" svg:y="17.723cm">
          <draw:image xlink:href="Pictures/1000020100000010000000109ADEC6B5.png" xlink:type="simple" xlink:show="embed" xlink:actuate="onLoad">
            <text:p/>
          </draw:image>
        </draw:frame>
        <draw:frame draw:style-name="gr9" draw:text-style-name="P3" draw:id="id3" draw:layer="layout" svg:width="4.319cm" svg:height="0.839cm" svg:x="9cm" svg:y="14.161cm">
          <draw:text-box>
            <text:p text:style-name="P3"><text:span text:style-name="T2">ManagingWebs</text:span></text:p>
          </draw:text-box>
        </draw:frame>
        <draw:frame draw:style-name="gr9" draw:text-style-name="P3" draw:id="id1" draw:layer="layout" svg:width="4.75cm" svg:height="0.839cm" svg:x="9cm" svg:y="12.25cm">
          <draw:text-box>
            <text:p text:style-name="P3"><text:span text:style-name="T2">ManagingTopics</text:span></text:p>
          </draw:text-box>
        </draw:frame>
        <draw:frame draw:style-name="gr10" draw:text-style-name="P3" draw:id="id2" draw:layer="layout" svg:width="4.815cm" svg:height="0.839cm" svg:x="8.405cm" svg:y="10.462cm">
          <draw:text-box>
            <text:p text:style-name="P3"><text:span text:style-name="T2">ReferenceManual</text:span></text:p>
          </draw:text-box>
        </draw:frame>
        <draw:frame draw:style-name="gr11" draw:text-style-name="P3" draw:id="id4" draw:layer="layout" svg:width="3.379cm" svg:height="0.839cm" svg:x="7.694cm" svg:y="8.649cm">
          <draw:text-box>
            <text:p text:style-name="P3"><text:span text:style-name="T2">WebHome</text:span></text:p>
          </draw:text-box>
        </draw:frame>
        <draw:frame draw:style-name="gr12" draw:text-style-name="P4" draw:layer="layout" svg:width="1.5cm" svg:height="0.75cm" svg:x="7.4cm" svg:y="8cm">
          <draw:text-box>
            <text:p text:style-name="P4">topic</text:p>
          </draw:text-box>
        </draw:frame>
        <draw:frame draw:style-name="gr13" draw:text-style-name="P4" draw:layer="layout" svg:width="1.484cm" svg:height="0.725cm" svg:x="5.95cm" svg:y="6.8cm">
          <draw:text-box>
            <text:p text:style-name="P4">web</text:p>
          </draw:text-box>
        </draw:frame>
        <draw:frame draw:style-name="gr14" draw:text-style-name="P4" draw:layer="layout" svg:width="3.648cm" svg:height="0.725cm" draw:transform="rotate (1.5707963267946) translate (6.291cm 17.298cm)">
          <draw:text-box>
            <text:p text:style-name="P4">parent topic link</text:p>
          </draw:text-box>
        </draw:frame>
        <draw:frame draw:style-name="gr15" draw:text-style-name="P4" draw:layer="layout" svg:width="3.74cm" svg:height="0.725cm" draw:transform="rotate (1.5707963267946) translate (6.995cm 14.84cm)">
          <draw:text-box>
            <text:p text:style-name="P4">parent topic links</text:p>
          </draw:text-box>
        </draw:frame>
        <draw:frame draw:style-name="gr12" draw:text-style-name="P4" draw:layer="layout" svg:width="1.5cm" svg:height="0.75cm" svg:x="8.1cm" svg:y="9.8cm">
          <draw:text-box>
            <text:p text:style-name="P4">topic</text:p>
          </draw:text-box>
        </draw:frame>
        <draw:frame draw:style-name="gr12" draw:text-style-name="P4" draw:layer="layout" svg:width="1.5cm" svg:height="0.75cm" svg:x="8.7cm" svg:y="11.6cm">
          <draw:text-box>
            <text:p text:style-name="P4">topic</text:p>
          </draw:text-box>
        </draw:frame>
        <draw:frame draw:style-name="gr12" draw:text-style-name="P4" draw:layer="layout" svg:width="1.5cm" svg:height="0.75cm" svg:x="8.8cm" svg:y="13.5cm">
          <draw:text-box>
            <text:p text:style-name="P4">topic</text:p>
          </draw:text-box>
        </draw:frame>
        <draw:frame draw:style-name="gr12" draw:text-style-name="P4" draw:layer="layout" svg:width="1.5cm" svg:height="0.75cm" svg:x="8.2cm" svg:y="15.2cm">
          <draw:text-box>
            <text:p text:style-name="P4">topic</text:p>
          </draw:text-box>
        </draw:frame>
        <draw:frame draw:style-name="gr14" draw:text-style-name="P4" draw:layer="layout" svg:width="2.828cm" svg:height="0.725cm" svg:x="11.422cm" svg:y="8.375cm">
          <draw:text-box>
            <text:p text:style-name="P4">parent topic</text:p>
          </draw:text-box>
        </draw:frame>
        <draw:frame draw:style-name="gr14" draw:text-style-name="P4" draw:layer="layout" svg:width="1.328cm" svg:height="0.725cm" svg:x="11.422cm" svg:y="8.976cm">
          <draw:text-box>
            <text:p text:style-name="P4">link</text:p>
          </draw:text-box>
        </draw:frame>
        <presentation:notes draw:style-name="dp2">
          <draw:page-thumbnail draw:style-name="gr1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18T14:49:25</meta:creation-date>
    <meta:editing-duration>PT04H51M57S</meta:editing-duration>
    <meta:editing-cycles>15</meta:editing-cycles>
    <dc:date>2010-09-18T20:11:47</dc:date>
    <meta:generator>OpenOffice.org/3.2$Linux OpenOffice.org_project/320m12$Build-9483</meta:generator>
    <meta:document-statistic meta:object-count="48"/>
  </office:meta>
</office:document-meta>
</file>